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center" draw:textarea-vertical-align="middle"/>
    </style:style>
    <style:style style:name="gr5" style:family="graphic" style:parent-style-name="standard">
      <style:graphic-properties draw:fill="solid" draw:fill-color="#c5000b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25cm" svg:height="1.25cm" svg:x="5.251cm" svg:y="1cm">
          <text:p text:style-name="P1">Inizio</text:p>
          <draw:enhanced-geometry svg:viewBox="0 0 21600 21600" draw:path-stretchpoint-x="10800" draw:path-stretchpoint-y="10800" draw:text-areas="?f3 ?f4 ?f5 ?f6" draw:type="round-rectangle" draw:modifiers="8512.230215827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4.75cm" svg:height="1.5cm" svg:x="4.501cm" svg:y="3cm">
          <text:p text:style-name="P1">Accendi gp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75cm" svg:height="1.5cm" svg:x="4.501cm" svg:y="5.5cm">
          <text:p text:style-name="P1">Accendi gp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75cm" svg:height="1.5cm" svg:x="4.501cm" svg:y="8cm">
          <text:p text:style-name="P1">Sleep 20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75cm" svg:height="1.5cm" svg:x="4.501cm" svg:y="10.5cm">
          <text:p text:style-name="P1">Sleep 10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.75cm" svg:height="2cm" svg:x="4.001cm" svg:y="13cm">
          <text:p text:style-name="P1">Ci sono sm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7" draw:layer="layout" svg:width="4.75cm" svg:height="1.5cm" svg:x="10.751cm" svg:y="13.25cm">
          <text:p text:style-name="P1">Leggi e cancella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6cm" svg:height="1.793cm" svg:x="3.751cm" svg:y="21.5cm">
          <text:p text:style-name="P1">Socket apert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2" draw:layer="layout" svg:width="4.75cm" svg:height="1.75cm" svg:x="10.351cm" svg:y="21.5cm">
          <text:p text:style-name="P1">Apri il sock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cm" svg:height="1.5cm" svg:x="4.251cm" svg:y="18.75cm">
          <text:p text:style-name="P1">Fai il punto gp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5.75cm" svg:height="2cm" svg:x="4.001cm" svg:y="16cm">
          <text:p text:style-name="P1">Gps pront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3" draw:layer="layout" svg:width="5cm" svg:height="1.5cm" svg:x="4.251cm" svg:y="24.5cm">
          <text:p text:style-name="P1">Trasmetti pun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876cm" svg:y1="2.25cm" svg:x2="6.876cm" svg:y2="3cm" draw:start-shape="id1" draw:start-glue-point="2" draw:end-shape="id2" draw:end-glue-point="0" svg:d="m6876 2250v750">
          <text:p/>
        </draw:connector>
        <draw:connector draw:style-name="gr2" draw:text-style-name="P1" draw:layer="layout" svg:x1="6.876cm" svg:y1="4.5cm" svg:x2="6.876cm" svg:y2="5.5cm" draw:start-shape="id2" draw:start-glue-point="2" draw:end-shape="id3" draw:end-glue-point="0" svg:d="m6876 4500v1000">
          <text:p/>
        </draw:connector>
        <draw:connector draw:style-name="gr2" draw:text-style-name="P1" draw:layer="layout" svg:x1="6.876cm" svg:y1="7cm" svg:x2="6.876cm" svg:y2="8cm" draw:start-shape="id3" draw:start-glue-point="2" draw:end-shape="id4" draw:end-glue-point="0" svg:d="m6876 7000v1000">
          <text:p/>
        </draw:connector>
        <draw:connector draw:style-name="gr2" draw:text-style-name="P1" draw:id="id15" draw:layer="layout" svg:x1="6.876cm" svg:y1="9.5cm" svg:x2="6.876cm" svg:y2="10.5cm" draw:start-shape="id4" draw:start-glue-point="2" draw:end-shape="id5" draw:end-glue-point="0" svg:d="m6876 9500v1000">
          <text:p/>
        </draw:connector>
        <draw:connector draw:style-name="gr2" draw:text-style-name="P1" draw:layer="layout" svg:x1="6.876cm" svg:y1="12cm" svg:x2="6.876cm" svg:y2="13cm" draw:start-shape="id5" draw:start-glue-point="2" draw:end-shape="id6" draw:end-glue-point="4" svg:d="m6876 12000v1000">
          <text:p/>
        </draw:connector>
        <draw:connector draw:style-name="gr2" draw:text-style-name="P1" draw:layer="layout" svg:x1="9.751cm" svg:y1="14cm" svg:x2="10.751cm" svg:y2="14cm" draw:start-shape="id6" draw:start-glue-point="7" draw:end-shape="id7" draw:end-glue-point="3" svg:d="m9751 14000h1000">
          <text:p/>
        </draw:connector>
        <draw:connector draw:style-name="gr2" draw:text-style-name="P1" draw:id="id9" draw:layer="layout" svg:x1="6.876cm" svg:y1="15cm" svg:x2="6.876cm" svg:y2="16cm" draw:start-shape="id6" draw:start-glue-point="6" draw:end-shape="id8" draw:end-glue-point="4" svg:d="m6876 15000v1000">
          <text:p/>
        </draw:connector>
        <draw:connector draw:style-name="gr2" draw:text-style-name="P1" draw:layer="layout" svg:x1="13.126cm" svg:y1="14.75cm" svg:x2="6.876cm" svg:y2="15.5cm" draw:start-shape="id7" draw:start-glue-point="2" draw:end-shape="id9" draw:end-glue-point="0" svg:d="m13126 14750v750h-6250">
          <text:p/>
        </draw:connector>
        <draw:connector draw:style-name="gr2" draw:text-style-name="P1" draw:layer="layout" svg:x1="6.876cm" svg:y1="18cm" svg:x2="6.751cm" svg:y2="18.75cm" draw:start-shape="id8" draw:start-glue-point="6" draw:end-shape="id10" draw:end-glue-point="0" svg:d="m6876 18000v376h-125v374">
          <text:p/>
        </draw:connector>
        <draw:connector draw:style-name="gr2" draw:text-style-name="P1" draw:layer="layout" svg:x1="6.751cm" svg:y1="20.25cm" svg:x2="6.751cm" svg:y2="21.5cm" draw:start-shape="id10" draw:start-glue-point="2" draw:end-shape="id11" draw:end-glue-point="4" svg:d="m6751 20250v1250">
          <text:p/>
        </draw:connector>
        <draw:connector draw:style-name="gr2" draw:text-style-name="P1" draw:layer="layout" svg:x1="9.751cm" svg:y1="22.396cm" svg:x2="10.351cm" svg:y2="22.375cm" draw:start-shape="id11" draw:start-glue-point="7" draw:end-shape="id12" draw:end-glue-point="3" svg:d="m9751 22396h301v-21h299">
          <text:p/>
        </draw:connector>
        <draw:connector draw:style-name="gr2" draw:text-style-name="P1" draw:id="id14" draw:layer="layout" svg:x1="6.751cm" svg:y1="23.293cm" svg:x2="6.751cm" svg:y2="24.5cm" draw:start-shape="id11" draw:start-glue-point="6" draw:end-shape="id13" draw:end-glue-point="0" svg:d="m6751 23293v1207">
          <text:p/>
        </draw:connector>
        <draw:connector draw:style-name="gr2" draw:text-style-name="P1" draw:layer="layout" svg:x1="12.726cm" svg:y1="23.25cm" svg:x2="6.751cm" svg:y2="23.896cm" draw:start-shape="id12" draw:start-glue-point="2" draw:end-shape="id14" draw:end-glue-point="0" svg:d="m12726 23250v646h-5975">
          <text:p/>
        </draw:connector>
        <draw:connector draw:style-name="gr2" draw:text-style-name="P1" draw:layer="layout" draw:line-skew="0cm -7.502cm" svg:x1="6.751cm" svg:y1="26cm" svg:x2="6.876cm" svg:y2="10cm" draw:start-shape="id13" draw:start-glue-point="2" draw:end-shape="id15" draw:end-glue-point="0" svg:d="m6751 26000v501h-4501v-16501h4626">
          <text:p/>
        </draw:connector>
        <draw:connector draw:style-name="gr2" draw:text-style-name="P1" draw:layer="layout" svg:x1="4.001cm" svg:y1="14cm" svg:x2="6.876cm" svg:y2="10cm" draw:start-shape="id6" draw:start-glue-point="5" draw:end-shape="id15" draw:end-glue-point="0" svg:d="m4001 14000h-501v-4000h3376">
          <text:p/>
        </draw:connector>
        <draw:custom-shape draw:style-name="gr3" draw:text-style-name="P1" draw:layer="layout" svg:width="5.5cm" svg:height="1cm" svg:x="9.7cm" svg:y="2.5cm">
          <text:p text:style-name="P1">at+ugps=1,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9.7cm" svg:y="3.5cm">
          <text:p text:style-name="P1">at+ugps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9.75cm" svg:y="4.8cm">
          <text:p text:style-name="P1">AT+COPS=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9.75cm" svg:y="5.8cm">
          <text:p text:style-name="P1">AT+COPS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9.75cm" svg:y="6.8cm">
          <text:p text:style-name="P1">AT+CGATT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.25cm" svg:x="15.65cm" svg:y="12.5cm">
          <text:p text:style-name="P1">AT+CSMS=1</text:p>
          <text:p text:style-name="P1">AT+CMGF=1</text:p>
          <text:p text:style-name="P1">AT+CMGR=1</text:p>
          <text:p text:style-name="P1">AT+CMGD=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9.8cm" svg:y="16.45cm">
          <text:p text:style-name="P1">AT+UGGLL=1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6.09cm" svg:height="1.25cm" svg:x="15.16cm" svg:y="20.15cm">
          <text:p text:style-name="P1">AT+USOWR=0,Dim</text:p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6.34cm" svg:height="2cm" svg:x="15.25cm" svg:y="25.15cm">
          <text:p text:style-name="P1">AT+USOCR=6</text:p>
          <text:p text:style-name="P1">AT+USOCO=0,"IP",P</text:p>
          <draw:enhanced-geometry svg:viewBox="0 0 21600 21600" draw:type="rectangle" draw:enhanced-path="M 0 0 L 21600 0 21600 21600 0 21600 0 0 Z N"/>
        </draw:custom-shape>
        <draw:rect draw:style-name="gr4" draw:text-style-name="P1" draw:id="id17" draw:layer="layout" svg:width="2cm" svg:height="1.5cm" svg:x="14.25cm" svg:y="23.5cm">
          <text:p text:style-name="P1">@</text:p>
        </draw:rect>
        <draw:rect draw:style-name="gr5" draw:text-style-name="P1" draw:id="id18" draw:layer="layout" svg:width="2cm" svg:height="1.5cm" svg:x="19cm" svg:y="22.5cm">
          <text:p text:style-name="P1">ERR</text:p>
        </draw:rect>
        <draw:connector draw:style-name="gr6" draw:text-style-name="P1" draw:layer="layout" svg:x1="18.205cm" svg:y1="21.4cm" svg:x2="16.25cm" svg:y2="24.25cm" draw:start-shape="id16" draw:start-glue-point="2" draw:end-shape="id17" draw:end-glue-point="1" svg:d="m18205 21400v2850h-1955">
          <text:p/>
        </draw:connector>
        <draw:connector draw:style-name="gr6" draw:text-style-name="P1" draw:layer="layout" svg:x1="18.205cm" svg:y1="21.4cm" svg:x2="20cm" svg:y2="22.5cm" draw:start-shape="id16" draw:start-glue-point="2" draw:end-shape="id18" draw:end-glue-point="0" svg:d="m18205 21400v550h1795v550">
          <text:p/>
        </draw:connector>
        <draw:connector draw:style-name="gr6" draw:text-style-name="P1" draw:layer="layout" svg:x1="20cm" svg:y1="24cm" svg:x2="18.42cm" svg:y2="25.15cm" draw:start-shape="id18" draw:start-glue-point="2" draw:end-shape="id19" svg:d="m20000 24000v575h-1580v575">
          <text:p/>
        </draw:connector>
        <draw:connector draw:style-name="gr6" draw:text-style-name="P1" draw:layer="layout" svg:x1="14.25cm" svg:y1="24.25cm" svg:x2="12cm" svg:y2="25.94cm" draw:start-shape="id17" draw:start-glue-point="3" draw:end-shape="id20" draw:end-glue-point="0" svg:d="m14250 24250h-2250v1690">
          <text:p/>
        </draw:connector>
        <draw:custom-shape draw:style-name="gr3" draw:text-style-name="P1" draw:layer="layout" svg:width="5.5cm" svg:height="1cm" svg:x="9.45cm" svg:y="18.95cm">
          <text:p text:style-name="P1">AT+UGGLL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5cm" svg:height="1cm" svg:x="9.8cm" svg:y="7.8cm">
          <text:p text:style-name="P1">AT+UPSD=0,1,AP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0.95cm" svg:x="9.8cm" svg:y="8.8cm">
          <text:p text:style-name="P1">AT+UPSDA=0,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9.75cm" svg:y="9.8cm">
          <text:p text:style-name="P1">AT+UPSND=0,0</text:p>
          <draw:enhanced-geometry svg:viewBox="0 0 21600 21600" draw:type="rectangle" draw:enhanced-path="M 0 0 L 21600 0 21600 21600 0 21600 0 0 Z N"/>
        </draw:custom-shape>
        <draw:custom-shape draw:style-name="gr3" draw:text-style-name="P1" draw:id="id20" draw:layer="layout" svg:width="4cm" svg:height="1cm" svg:x="10cm" svg:y="25.94cm">
          <text:p text:style-name="P1">TX_PUN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iovanni Casano</meta:initial-creator>
    <meta:creation-date>2010-12-24T15:22:43</meta:creation-date>
    <dc:date>2011-01-02T21:02:43</dc:date>
    <dc:creator>Giovanni Genna</dc:creator>
    <meta:editing-duration>PT00H38M50S</meta:editing-duration>
    <meta:editing-cycles>5</meta:editing-cycles>
    <meta:generator>OpenOffice.org/3.2$Unix OpenOffice.org_project/320m18$Build-9502</meta:generator>
    <meta:document-statistic meta:object-count="47"/>
  </office:meta>
</office:document-meta>
</file>